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08ec04" style:font-size-asian="14pt" style:font-size-complex="14pt"/>
    </style:style>
    <style:style style:name="P4" style:family="paragraph" style:parent-style-name="Standard">
      <style:text-properties fo:font-size="14pt" officeooo:rsid="000b8ca2" officeooo:paragraph-rsid="000b8ca2" style:font-size-asian="14pt" style:font-size-complex="14pt"/>
    </style:style>
    <style:style style:name="P5" style:family="paragraph" style:parent-style-name="Standard">
      <style:text-properties fo:font-size="14pt" officeooo:rsid="000d7482" officeooo:paragraph-rsid="000d7482" style:font-size-asian="14pt" style:font-size-complex="14pt"/>
    </style:style>
    <style:style style:name="P6" style:family="paragraph" style:parent-style-name="Standard">
      <style:text-properties fo:font-size="14pt" officeooo:paragraph-rsid="000d9009" style:font-size-asian="14pt" style:font-size-complex="14pt"/>
    </style:style>
    <style:style style:name="P7" style:family="paragraph" style:parent-style-name="Standard">
      <style:text-properties fo:font-size="14pt" officeooo:rsid="000d9009" officeooo:paragraph-rsid="000d9009" style:font-size-asian="14pt" style:font-size-complex="14pt"/>
    </style:style>
    <style:style style:name="P8" style:family="paragraph" style:parent-style-name="Standard">
      <style:text-properties fo:font-size="14pt" officeooo:rsid="000f0d6b" officeooo:paragraph-rsid="000f0d6b" style:font-size-asian="14pt" style:font-size-complex="14pt"/>
    </style:style>
    <style:style style:name="P9" style:family="paragraph" style:parent-style-name="Standard">
      <style:text-properties fo:font-size="14pt" officeooo:paragraph-rsid="000f0d6b" style:font-size-asian="14pt" style:font-size-complex="14pt"/>
    </style:style>
    <style:style style:name="P10" style:family="paragraph" style:parent-style-name="Standard">
      <style:text-properties fo:font-size="14pt" officeooo:rsid="0008ec04" officeooo:paragraph-rsid="0008ec04" style:font-size-asian="14pt" style:font-size-complex="14pt"/>
    </style:style>
    <style:style style:name="P11" style:family="paragraph" style:parent-style-name="Standard">
      <style:text-properties fo:font-size="14pt" fo:font-weight="bold" officeooo:rsid="000d9009" officeooo:paragraph-rsid="000d9009" style:font-size-asian="14pt" style:font-weight-asian="bold" style:font-size-complex="14pt" style:font-weight-complex="bold"/>
    </style:style>
    <style:style style:name="P12" style:family="paragraph" style:parent-style-name="Standard">
      <style:text-properties fo:font-size="14pt" fo:font-weight="bold" officeooo:rsid="000f65ce" officeooo:paragraph-rsid="000f65ce" style:font-size-asian="14pt" style:font-weight-asian="bold" style:font-size-complex="14pt" style:font-weight-complex="bold"/>
    </style:style>
    <style:style style:name="P13" style:family="paragraph" style:parent-style-name="Standard">
      <style:text-properties fo:font-size="14pt" fo:font-weight="normal" officeooo:rsid="000d9009" officeooo:paragraph-rsid="000d9009" style:font-size-asian="14pt" style:font-weight-asian="normal" style:font-size-complex="14pt" style:font-weight-complex="normal"/>
    </style:style>
    <style:style style:name="P14" style:family="paragraph" style:parent-style-name="Standard">
      <style:text-properties fo:font-size="14pt" fo:font-weight="normal" officeooo:rsid="000f0d6b" officeooo:paragraph-rsid="000d9009" style:font-size-asian="14pt" style:font-weight-asian="normal" style:font-size-complex="14pt" style:font-weight-complex="normal"/>
    </style:style>
    <style:style style:name="P15" style:family="paragraph" style:parent-style-name="Standard">
      <style:text-properties fo:font-size="14pt" fo:font-weight="normal" officeooo:rsid="000f0d6b" officeooo:paragraph-rsid="000f0d6b" style:font-size-asian="14pt" style:font-weight-asian="normal" style:font-size-complex="14pt" style:font-weight-complex="normal"/>
    </style:style>
    <style:style style:name="P16" style:family="paragraph" style:parent-style-name="Standard">
      <style:text-properties fo:font-size="14pt" fo:font-weight="normal" officeooo:rsid="000f65ce" officeooo:paragraph-rsid="000f65ce"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size="32pt" style:font-size-asian="32pt" style:font-size-complex="32pt"/>
    </style:style>
    <style:style style:name="P1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weight="bold" officeooo:paragraph-rsid="000f0d6b" style:font-size-asian="20pt" style:font-weight-asian="bold" style:font-size-complex="20pt" style:font-weight-complex="bold"/>
    </style:style>
    <style:style style:name="P21" style:family="paragraph" style:parent-style-name="Standard" style:list-style-name="L1">
      <style:text-properties fo:font-size="14pt" officeooo:rsid="000b8ca2" officeooo:paragraph-rsid="000b8ca2" style:font-size-asian="14pt" style:font-size-complex="14pt"/>
    </style:style>
    <style:style style:name="P22" style:family="paragraph" style:parent-style-name="Standard" style:list-style-name="L1">
      <style:text-properties fo:font-size="14pt" officeooo:rsid="000d7482" officeooo:paragraph-rsid="000d7482" style:font-size-asian="14pt" style:font-size-complex="14pt"/>
    </style:style>
    <style:style style:name="P23" style:family="paragraph" style:parent-style-name="Standard" style:list-style-name="L1">
      <style:text-properties fo:font-size="14pt" officeooo:rsid="000f65ce" officeooo:paragraph-rsid="000f65ce" style:font-size-asian="14pt" style:font-size-complex="14pt"/>
    </style:style>
    <style:style style:name="P24" style:family="paragraph" style:parent-style-name="Standard">
      <style:text-properties fo:font-size="14pt" officeooo:rsid="000d9009" officeooo:paragraph-rsid="000d9009" style:font-size-asian="14pt" style:font-size-complex="14pt"/>
    </style:style>
    <style:style style:name="P25" style:family="paragraph" style:parent-style-name="Standard">
      <style:text-properties fo:font-size="14pt" officeooo:rsid="0013c82a" officeooo:paragraph-rsid="0013c82a" style:font-size-asian="14pt" style:font-size-complex="14pt"/>
    </style:style>
    <style:style style:name="P26" style:family="paragraph" style:parent-style-name="Standard">
      <style:text-properties fo:font-size="14pt" fo:font-weight="normal" officeooo:rsid="0013c82a" officeooo:paragraph-rsid="0013c82a"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20pt" officeooo:paragraph-rsid="000d9009" style:font-size-asian="20pt" style:font-size-complex="20pt"/>
    </style:style>
    <style:style style:name="T1" style:family="text">
      <style:text-properties officeooo:rsid="0008ec04"/>
    </style:style>
    <style:style style:name="T2" style:family="text">
      <style:text-properties officeooo:rsid="000b8ca2"/>
    </style:style>
    <style:style style:name="T3" style:family="text">
      <style:text-properties fo:font-weight="normal" style:font-weight-asian="normal" style:font-weight-complex="normal"/>
    </style:style>
    <style:style style:name="T4" style:family="text">
      <style:text-properties fo:font-weight="normal" officeooo:rsid="000f0d6b" style:font-weight-asian="normal" style:font-weight-complex="normal"/>
    </style:style>
    <style:style style:name="T5" style:family="text">
      <style:text-properties fo:font-weight="normal" officeooo:rsid="000d900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0d9009" style:font-weight-asian="bold" style:font-weight-complex="bold"/>
    </style:style>
    <style:style style:name="T8" style:family="text">
      <style:text-properties fo:font-weight="bold" officeooo:rsid="0013c82a" style:font-weight-asian="bold" style:font-weight-complex="bold"/>
    </style:style>
    <style:style style:name="T9" style:family="text">
      <style:text-properties officeooo:rsid="000f0d6b"/>
    </style:style>
    <style:style style:name="T10" style:family="text">
      <style:text-properties officeooo:rsid="0013c82a"/>
    </style:style>
    <style:style style:name="T11"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eataxe-64</text:p>
      <text:p text:style-name="P18"><text:span text:style-name="T2">The "mmul" module</text:span>.</text:p>
      <text:p text:style-name="P17">Richard Parker <text:span text:style-name="T2">21</text:span>.<text:span text:style-name="T1">10</text:span>.201<text:span text:style-name="T1">7</text:span></text:p>
      <text:p text:style-name="P1"/>
      <text:p text:style-name="P19">Section 1 – Introduction</text:p>
      <text:p text:style-name="P2"/>
      <text:p text:style-name="P10">The mezzanine multiply routine "mmul" is now, I think, ripe for a rewrite. <text:s/>The underlying HPMI arithmetic (up to and including "slab") is now probably fairly stable, at least for the smaller fields, and although profiling has shown up several areas where improvement is desirable, the difference is unlikely to be that great in most cases, and I feel that the HPMI is now ahead of the game, and it is time to look at the next module up.</text:p>
      <text:p text:style-name="P3"/>
      <text:p text:style-name="P4">I'll start by listing the issues that, I feel, could usefully be addressed in a rewrite of mmul.</text:p>
      <text:p text:style-name="P4"/>
      <text:list xml:id="list4035555978795735634" text:style-name="L1">
        <text:list-item>
          <text:p text:style-name="P21">mmul should never fail through lack of memory - a strategy of last resort can read through A and C is slices, and read right though B for each slice. <text:s/>This is, I believe, the correct way to deal with matrices that are only a small factor larger than the available memory, as it requires no file writes.</text:p>
        </text:list-item>
        <text:list-item>
          <text:p text:style-name="P21">There should be a multiply-and-add which does not write out the product and then read in in again to do the add.</text:p>
        </text:list-item>
        <text:list-item>
          <text:p text:style-name="P21">A compromise must be struck between chopping too much, causing inefficiency due to repeated format conversions, and chopping too little with a serious impact on concurrency.</text:p>
        </text:list-item>
        <text:list-item>
          <text:p text:style-name="P21">The use of multiple "accumulators" can be used to increase concurrency. <text:s/>It may even be possible to avoid the dependency chain altogether by using an upgrade to the thread farm.</text:p>
        </text:list-item>
        <text:list-item>
          <text:p text:style-name="P21">The strategy used should take full account of the memory usage, so that it always stays comfortably within the MEGABYTES scale.</text:p>
        </text:list-item>
        <text:list-item>
          <text:p text:style-name="P21">The dimensions of the slab should take the cauldron (in particular) into account when chopping small.</text:p>
        </text:list-item>
        <text:list-item>
          <text:p text:style-name="P21">It appears the lower limit for slabs is surprisingly small when the number of cores is great compared to the size of the matrix.</text:p>
        </text:list-item>
        <text:list-item>
          <text:p text:style-name="P22">It may be appropriate to have an asynchronous interface to the mmul routine, so that fMultiply can be getting on with some disk chopping while the work is taking place.</text:p>
        </text:list-item>
        <text:list-item>
          <text:p text:style-name="P22">JGT needs a multiply ZNREF routine. <text:s/>Can we incorporate that into mmul?</text:p>
        </text:list-item>
        <text:list-item>
          <text:p text:style-name="P23">Perhaps we need to take account of the working memory.</text:p>
        </text:list-item>
      </text:list>
      <text:p text:style-name="P5"/>
      <text:p text:style-name="P27"><text:soft-page-break/><text:span text:style-name="T6">Section </text:span><text:span text:style-name="T7">2</text:span><text:span text:style-name="T6"> – </text:span><text:span text:style-name="T8">Initial analysis</text:span><text:span text:style-name="T7">.</text:span></text:p>
      <text:p text:style-name="P6"/>
      <text:p text:style-name="P25">The first requirement is that the lower levels provide some information to guide the choice of strategy. <text:s/>I propose, therefore, that the FieldSet routine provides three values <text:span text:style-name="T6">spudx, spudy</text:span><text:span text:style-name="T3"> and </text:span><text:span text:style-name="T6">spudz</text:span><text:span text:style-name="T3">, giving a size and shape that is, in some sense, minimal for a sensible slab multiplication call. <text:s/>I don't really know what this means, but as a starting point I propose the following guidelines.</text:span></text:p>
      <text:p text:style-name="P25"><text:span text:style-name="T3"/></text:p>
      <text:p text:style-name="P25"><text:span text:style-name="T3">1. <text:s/></text:span></text:p>
      <text:p text:style-name="P7"/>
      <text:p text:style-name="P7">Perhaps the primary requirement is that the multiplication does not exceed its memory, as this would cause total failure. <text:s/><text:span text:style-name="T9">Depending on the memory available, we </text:span>distinguish <text:span text:style-name="T9">three</text:span> broad categories of operation.<text:span text:style-name="T9"> <text:s/>In each case, the idea is to chop as little as possible (to increase efficiency) subject to achieving the requisite level of concurrency.</text:span></text:p>
      <text:p text:style-name="P7"/>
      <text:p text:style-name="P8"><text:span text:style-name="T6">Cubic Concurrency.</text:span><text:span text:style-name="T5"> </text:span><text:span text:style-name="T3"><text:s text:c="2"/>Here there is plenty of memory, so our focus is to maximize the slab size subject to having enough concurrency. <text:s/>At the smallest scales, we may not even manage to utilize all the cores. <text:s/></text:span><text:span text:style-name="T5">In any case, multiple accumulators will</text:span><text:span text:style-name="T3"> be appropriate - probably issuing all the multiplications at once and doing the additions at the end.</text:span></text:p>
      <text:p text:style-name="P13"/>
      <text:p text:style-name="P11"><text:span text:style-name="T9">Quadratic Concurrency</text:span>.<text:span text:style-name="T3"> <text:s/></text:span><text:span text:style-name="T4">Matrix B fits in memory and we read through A/C slicewise. <text:s/>A single slice of A gives quadratically many jobs provided (again) we do all the multiplies at once and do the additions at the end. <text:s/></text:span><text:span text:style-name="T3">We need to be able to handle s</text:span><text:span text:style-name="T4">mall number of rows of A/C at</text:span><text:span text:style-name="T3"> a <text:s/>time</text:span><text:span text:style-name="T4"> to overlap IO and work, and we prioritize the </text:span><text:span text:style-name="T3">jobs needed for the current top row</text:span><text:span text:style-name="T4">.</text:span></text:p>
      <text:p text:style-name="P13"/>
      <text:p text:style-name="P11"><text:span text:style-name="T9">Linear Concurrency</text:span>.<text:span text:style-name="T3"> <text:s/></text:span><text:span text:style-name="T4">Here we keep only a few slices of A/C in memory and read repeatedly through matrix B.</text:span></text:p>
      <text:p text:style-name="P14"/>
      <text:p text:style-name="P12"><text:span text:style-name="T4">I</text:span><text:span text:style-name="T3">n all cases, we compute X = nora/spud-x; <text:s/>Y = noca/spud-y; <text:s/>Z = nocb/spud-z;</text:span></text:p>
      <text:p text:style-name="P16"/>
      <text:p text:style-name="P16">We take D = desired concurrency as 3*threads, so allow for some degree of load-balancing failure. <text:s/>We may find D = 7*threads is more appropriate.</text:p>
      <text:p text:style-name="P14"/>
      <text:p text:style-name="P20">Section <text:span text:style-name="T9">3</text:span> – <text:span text:style-name="T10">Cubic Concurrency.</text:span></text:p>
      <text:p text:style-name="P9"/>
      <text:p text:style-name="P26"><text:span text:style-name="T11">Category 1.</text:span> <text:s/>For very small matrices, it is probably not worth starting the thread-farm at all, but simply to call "slab" to multiply the matrices in the main thread and write out the result. <text:s/>As a first shot at this, I propose to do this whenever all three dimensions are at most the spud.</text:p>
      <text:p text:style-name="P26"/>
      <text:p text:style-name="P20">Section <text:span text:style-name="T9">4</text:span> – <text:span text:style-name="T9">Quadratic Concurrency.</text:span></text:p>
      <text:p text:style-name="P9"><text:soft-page-break/></text:p>
      <text:p text:style-name="P15">blah blah</text:p>
      <text:p text:style-name="P15"/>
      <text:p text:style-name="P20">Section <text:span text:style-name="T9">5</text:span> – <text:span text:style-name="T9">Linear Concurrency.</text:span></text:p>
      <text:p text:style-name="P9"/>
      <text:p text:style-name="P15">blah blah</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10-21T18:29:19.577092286</dc:date>
    <meta:editing-duration>P1DT2H21M4S</meta:editing-duration>
    <meta:editing-cycles>146</meta:editing-cycles>
    <meta:generator>LibreOffice/5.1.6.2$Linux_X86_64 LibreOffice_project/10m0$Build-2</meta:generator>
    <meta:printed-by>User </meta:printed-by>
    <meta:print-date>2012-08-06T12:45:35</meta:print-date>
    <meta:document-statistic meta:table-count="0" meta:image-count="0" meta:object-count="0" meta:page-count="3" meta:paragraph-count="31" meta:word-count="747" meta:character-count="4256" meta:non-whitespace-character-count="3521"/>
  </office:meta>
</office:document-meta>
</file>